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000000" style:font-name="webkit-standard" fo:letter-spacing="normal" fo:font-style="normal" fo:font-weight="normal"/>
    </style:style>
    <style:style style:name="P3" style:family="paragraph" style:parent-style-name="Text_20_body">
      <style:paragraph-properties fo:line-height="150%" fo:text-align="center" style:justify-single-word="false"/>
      <style:text-properties fo:font-variant="normal" fo:text-transform="none" style:use-window-font-color="true" style:text-line-through-style="none" style:text-line-through-type="none" style:font-name="Times New Roman" fo:font-size="16pt" fo:letter-spacing="normal" fo:font-style="normal" style:text-underline-style="none" fo:font-weight="bold" officeooo:rsid="00133d12" officeooo:paragraph-rsid="00133d12" style:text-blinking="false" fo:background-color="transparent" style:font-size-asian="12pt" style:font-weight-asian="bold" style:font-size-complex="12pt" style:font-weight-complex="bold"/>
    </style:style>
    <style:style style:name="P4" style:family="paragraph" style:parent-style-name="Text_20_body">
      <style:paragraph-properties fo:margin-top="0in" fo:margin-bottom="0.0693in" loext:contextual-spacing="false" fo:line-height="179%"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6" style:family="paragraph" style:parent-style-name="Text_20_body">
      <style:paragraph-properties fo:margin-top="0in" fo:margin-bottom="0.0693in" loext:contextual-spacing="false" fo:line-height="179%" fo:text-align="end"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7" style:family="paragraph" style:parent-style-name="Text_20_body">
      <style:paragraph-properties fo:margin-top="0in" fo:margin-bottom="0.0693in" loext:contextual-spacing="false" fo:line-height="179%" fo:text-align="end"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760cf" officeooo:paragraph-rsid="001760cf" style:text-blinking="false" fo:background-color="transparent"/>
    </style:style>
    <style:style style:name="P8" style:family="paragraph" style:parent-style-name="Text_20_body">
      <style:paragraph-properties fo:margin-top="0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style:style>
    <style:style style:name="P9" style:family="paragraph" style:parent-style-name="Text_20_body">
      <style:paragraph-properties fo:margin-top="0in" fo:margin-bottom="0.0693in" loext:contextual-spacing="false" fo:line-height="179%" fo:text-align="center" style:justify-single-word="false" style:writing-mode="lr-tb"/>
      <style:text-properties officeooo:paragraph-rsid="001760cf"/>
    </style:style>
    <style:style style:name="P10" style:family="paragraph" style:parent-style-name="Text_20_body">
      <style:paragraph-properties fo:margin-top="0.25in" fo:margin-bottom="0.0693in" loext:contextual-spacing="false" fo:line-height="179%" fo:text-align="center" style:justify-single-word="false" style:writing-mode="lr-tb"/>
      <style:text-properties fo:font-variant="normal" fo:text-transform="none" fo:color="#666666" style:text-line-through-style="none" style:text-line-through-type="none" style:font-name="Times New Roman" fo:font-size="24pt" fo:letter-spacing="normal" fo:font-style="italic" style:text-underline-style="none" fo:font-weight="normal" style:text-blinking="false" fo:background-color="transparent"/>
    </style:style>
    <style:style style:name="P11" style:family="paragraph" style:parent-style-name="Text_20_body">
      <style:paragraph-properties fo:margin-top="0.3335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36pt" fo:letter-spacing="normal" fo:font-style="normal" style:text-underline-style="none" fo:font-weight="normal" officeooo:rsid="001760cf" officeooo:paragraph-rsid="001760cf" style:text-blinking="false" fo:background-color="transparent"/>
    </style:style>
    <style:style style:name="P12"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ize="12pt" style:font-size-asian="12pt" style:font-size-complex="12pt"/>
    </style:style>
    <style:style style:name="P13"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officeooo:paragraph-rsid="00148751" style:font-size-asian="12pt" style:font-size-complex="12pt"/>
    </style:style>
    <style:style style:name="P14"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officeooo:paragraph-rsid="00192647" style:font-size-asian="12pt" style:font-size-complex="12pt"/>
    </style:style>
    <style:style style:name="P15" style:family="paragraph" style:parent-style-name="Standard">
      <style:paragraph-properties fo:line-height="150%" fo:text-align="justify" style:justify-single-word="false"/>
      <style:text-properties style:use-window-font-color="true" style:font-name="Times New Roman1" fo:font-size="12pt" officeooo:rsid="00133d12" officeooo:paragraph-rsid="00148751" style:font-size-asian="12pt" style:font-size-complex="12pt"/>
    </style:style>
    <style:style style:name="P1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1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18b5fe"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18b5fe" officeooo:paragraph-rsid="001a6283"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use-window-font-color="true" style:font-name="Times New Roman1" fo:font-size="12pt" fo:font-weight="normal" officeooo:rsid="00133d12" officeooo:paragraph-rsid="0018b5fe"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fo:font-weight="normal" officeooo:rsid="00133d12" officeooo:paragraph-rsid="00133d12"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26f748" officeooo:paragraph-rsid="0026f748" style:font-size-asian="10.5pt" style:font-weight-asian="normal" style:font-size-complex="12pt" style:font-weight-complex="normal"/>
    </style:style>
    <style:style style:name="P23"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bold" officeooo:rsid="00133d12" officeooo:paragraph-rsid="001760cf" style:font-size-asian="12pt" style:font-weight-asian="bold" style:font-size-complex="12pt" style:font-weight-complex="bold"/>
    </style:style>
    <style:style style:name="P24" style:family="paragraph" style:parent-style-name="Standard">
      <style:paragraph-properties fo:line-height="150%" fo:text-align="center" style:justify-single-word="false"/>
      <style:text-properties style:use-window-font-color="true" style:font-name="Times New Roman1" fo:font-size="12pt" fo:font-weight="bold" officeooo:rsid="00133d12" officeooo:paragraph-rsid="00133d12"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style:use-window-font-color="true" style:font-name="Times New Roman1" fo:font-size="12pt" fo:font-weight="bold" officeooo:rsid="00256416" officeooo:paragraph-rsid="00256416"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letter-spacing="normal" fo:font-weight="normal" officeooo:rsid="001a6283" officeooo:paragraph-rsid="001a6283" style:letter-kerning="false" style:font-size-asian="12pt" style:font-weight-asian="normal" style:font-size-complex="12pt" style:font-weight-complex="normal"/>
    </style:style>
    <style:style style:name="P2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92647" style:font-size-asian="14pt" style:font-weight-asian="normal" style:font-size-complex="14pt" style:font-weight-complex="normal"/>
    </style:style>
    <style:style style:name="P2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a6283"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a6283" officeooo:paragraph-rsid="001a6283" style:font-size-asian="14pt" style:font-weight-asian="normal" style:font-size-complex="14pt" style:font-weight-complex="normal"/>
    </style:style>
    <style:style style:name="P3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1a6283" officeooo:paragraph-rsid="001a6283" style:letter-kerning="false" style:font-size-asian="14pt" style:font-weight-asian="normal" style:font-size-complex="14pt" style:font-weight-complex="normal"/>
    </style:style>
    <style:style style:name="P3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35" style:family="paragraph" style:parent-style-name="Standard">
      <style:paragraph-properties fo:line-height="150%" fo:text-align="justify" style:justify-single-word="false"/>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3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37" style:family="paragraph" style:parent-style-name="Standard">
      <style:paragraph-properties fo:line-height="150%" fo:text-align="justify" style:justify-single-word="false"/>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3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letter-spacing="normal" fo:font-weight="bold" officeooo:rsid="001a6283" officeooo:paragraph-rsid="001a6283" style:letter-kerning="false" style:font-size-asian="24pt" style:font-weight-asian="bold" style:font-size-complex="24pt" style:font-weight-complex="bold"/>
    </style:style>
    <style:style style:name="P3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style>
    <style:style style:name="P40"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style>
    <style:style style:name="P4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font-size-complex="12pt"/>
    </style:style>
    <style:style style:name="P42"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font-size-complex="12pt"/>
    </style:style>
    <style:style style:name="P43" style:family="paragraph" style:parent-style-name="Standard">
      <style:paragraph-properties fo:line-height="150%" fo:text-align="justify" style:justify-single-word="false"/>
      <style:text-properties style:use-window-font-color="true" style:font-name="TimesNewRomanPSMT" fo:font-size="12pt" officeooo:rsid="00133d12" officeooo:paragraph-rsid="00133d12" style:font-size-asian="12pt" style:font-size-complex="12pt"/>
    </style:style>
    <style:style style:name="P44" style:family="paragraph" style:parent-style-name="Standard">
      <style:paragraph-properties fo:line-height="150%" fo:text-align="justify" style:justify-single-word="false"/>
      <style:text-properties style:use-window-font-color="true" style:font-name="TimesNewRomanPSMT" fo:font-size="12pt" fo:font-weight="bold" officeooo:rsid="00133d12" officeooo:paragraph-rsid="0018b5fe"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18b5fe" officeooo:paragraph-rsid="001a6283" style:font-size-asian="12pt" style:font-weight-asian="normal" style:font-size-complex="14pt" style:font-weight-complex="normal"/>
    </style:style>
    <style:style style:name="P4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1a6283" officeooo:paragraph-rsid="001a6283" style:font-size-asian="12pt" style:font-weight-asian="normal" style:font-size-complex="14pt" style:font-weight-complex="normal"/>
    </style:style>
    <style:style style:name="P4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officeooo:paragraph-rsid="00148751" style:font-size-asian="12pt" style:font-size-complex="12pt"/>
    </style:style>
    <style:style style:name="P48" style:family="paragraph" style:parent-style-name="Standard">
      <style:paragraph-properties fo:line-height="150%" fo:text-align="justify" style:justify-single-word="false"/>
      <style:text-properties style:font-name="Times New Roman1" fo:font-size="12pt" fo:font-weight="normal" officeooo:rsid="00133d12" officeooo:paragraph-rsid="0018b5fe"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Times New Roman1" fo:font-size="12pt" fo:font-weight="normal" officeooo:rsid="00133d12" officeooo:paragraph-rsid="00192647" style:font-size-asian="12pt" style:font-weight-asian="normal" style:font-size-complex="12pt" style:font-weight-complex="normal"/>
    </style:style>
    <style:style style:name="P5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fo:font-weight="normal" officeooo:paragraph-rsid="0018b5fe"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fo:font-weight="normal"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18b5fe" officeooo:paragraph-rsid="001a6283"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24pt" fo:font-weight="bold" officeooo:rsid="001a6283" officeooo:paragraph-rsid="001a6283" style:font-size-asian="24pt" style:font-weight-asian="bold" style:font-size-complex="24pt" style:font-weight-complex="bold"/>
    </style:style>
    <style:style style:name="P54" style:family="paragraph" style:parent-style-name="Standard">
      <style:paragraph-properties fo:line-height="150%" fo:text-align="justify" style:justify-single-word="false"/>
      <style:text-properties style:font-name="Times New Roman1" fo:font-size="24pt" fo:font-weight="bold" officeooo:rsid="0018b5fe" officeooo:paragraph-rsid="0018b5fe" style:font-size-asian="24pt" style:font-weight-asian="bold" style:font-size-complex="24pt" style:font-weight-complex="bold"/>
    </style:style>
    <style:style style:name="P55" style:family="paragraph" style:parent-style-name="Standard">
      <style:paragraph-properties fo:line-height="150%" fo:text-align="justify" style:justify-single-word="false"/>
      <style:text-properties style:font-name="Times New Roman1" fo:font-size="18pt" fo:font-weight="normal" officeooo:rsid="00133d12" officeooo:paragraph-rsid="00133d12" style:font-size-asian="18pt" style:font-weight-asian="normal" style:font-size-complex="18pt" style:font-weight-complex="normal"/>
    </style:style>
    <style:style style:name="P56" style:family="paragraph" style:parent-style-name="Standard">
      <style:paragraph-properties fo:line-height="150%" fo:text-align="justify" style:justify-single-word="false"/>
      <style:text-properties style:font-name="Times New Roman1" fo:font-size="18pt" fo:font-weight="normal" officeooo:rsid="0018b5fe" officeooo:paragraph-rsid="00192647" style:font-size-asian="18pt" style:font-weight-asian="normal" style:font-size-complex="18pt" style:font-weight-complex="normal"/>
    </style:style>
    <style:style style:name="P57" style:family="paragraph" style:parent-style-name="Standard">
      <style:paragraph-properties fo:line-height="150%" fo:text-align="justify" style:justify-single-word="false"/>
      <style:text-properties officeooo:paragraph-rsid="00133d12"/>
    </style:style>
    <style:style style:name="P5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59" style:family="paragraph" style:parent-style-name="Standard">
      <style:paragraph-properties fo:line-height="150%" fo:text-align="justify" style:justify-single-word="false"/>
      <style:text-properties fo:font-size="18pt" officeooo:rsid="00133d12" officeooo:paragraph-rsid="00148751" style:font-size-asian="18pt" style:font-size-complex="18pt"/>
    </style:style>
    <style:style style:name="P6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NewRomanPSMT" fo:font-size="12pt" fo:letter-spacing="normal" fo:font-weight="normal" officeooo:rsid="001a6283" officeooo:paragraph-rsid="001a6283" style:letter-kerning="false" style:font-size-asian="12pt" style:font-weight-asian="normal" style:font-size-complex="14pt" style:font-weight-complex="normal"/>
    </style:style>
    <style:style style:name="P61" style:family="paragraph" style:parent-style-name="Standard">
      <style:paragraph-properties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NewRomanPSMT" fo:font-size="12pt" fo:letter-spacing="normal" style:letter-kerning="false" style:font-size-asian="12pt"/>
    </style:style>
    <style:style style:name="P6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1a6283" officeooo:paragraph-rsid="001a6283" style:letter-kerning="false" style:font-size-asian="14pt" style:font-weight-asian="normal" style:font-size-complex="14pt" style:font-weight-complex="normal"/>
    </style:style>
    <style:style style:name="P6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133d12" officeooo:paragraph-rsid="001a6283" style:letter-kerning="false" style:font-size-asian="14pt" style:font-weight-asian="normal" style:font-size-complex="14pt" style:font-weight-complex="normal"/>
    </style:style>
    <style:style style:name="P64" style:family="paragraph" style:parent-style-name="Standard">
      <style:paragraph-properties fo:line-height="150%" fo:text-align="justify" style:justify-single-word="false"/>
      <style:text-properties fo:color="#000000" style:font-name="Times New Roman1" fo:font-size="12pt" fo:letter-spacing="normal" fo:font-weight="normal" officeooo:rsid="00133d12" officeooo:paragraph-rsid="00192647" style:letter-kerning="false"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Times New Roman1" fo:font-size="12pt" fo:letter-spacing="normal" fo:font-weight="normal" officeooo:rsid="00133d12" officeooo:paragraph-rsid="00133d12" style:letter-kerning="false" style:font-size-asian="12pt" style:font-weight-asian="normal" style:font-size-complex="12pt" style:font-weight-complex="normal"/>
    </style:style>
    <style:style style:name="P66" style:family="paragraph" style:parent-style-name="Standard">
      <style:paragraph-properties fo:margin-left="0in" fo:margin-right="0in" fo:line-height="150%" fo:text-align="justify" style:justify-single-word="false" fo:text-indent="0in" style:auto-text-indent="false"/>
      <style:text-properties style:use-window-font-color="true" style:font-name="TimesNewRomanPSMT" fo:font-size="12pt" officeooo:rsid="00133d12" officeooo:paragraph-rsid="00148751" style:font-size-asian="12pt" style:font-size-complex="12pt"/>
    </style:style>
    <style:style style:name="P6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26f748" officeooo:paragraph-rsid="0026f748" style:letter-kerning="false"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Times New Roman1" fo:font-size="12pt" fo:letter-spacing="normal" fo:font-weight="normal" officeooo:rsid="00133d12" officeooo:paragraph-rsid="00133d12" style:letter-kerning="false"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7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71" style:family="paragraph" style:parent-style-name="Standard" style:list-style-name="L2">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18b5fe"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letter-spacing="normal" fo:font-weight="bold" officeooo:rsid="001a6283" officeooo:paragraph-rsid="001a6283" style:letter-kerning="false" style:font-size-asian="24pt" style:font-weight-asian="bold" style:font-size-complex="24pt" style:font-weight-complex="bold"/>
    </style:style>
    <style:style style:name="P73" style:family="paragraph" style:parent-style-name="Standard">
      <style:paragraph-properties fo:line-height="150%" fo:text-align="justify" style:justify-single-word="false"/>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7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75" style:family="paragraph" style:parent-style-name="Standard">
      <style:paragraph-properties fo:line-height="150%" fo:text-align="justify" style:justify-single-word="false"/>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7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paragraph-rsid="0018b5fe" style:font-size-asian="14pt" style:font-weight-asian="normal" style:font-size-complex="14pt" style:font-weight-complex="normal"/>
    </style:style>
    <style:style style:name="P7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bold" officeooo:paragraph-rsid="002251cd" style:font-size-asian="12pt" style:font-weight-asian="bold"/>
    </style:style>
    <style:style style:name="P7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2251cd" style:font-size-asian="12pt" style:font-weight-asian="normal"/>
    </style:style>
    <style:style style:name="P7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2" fo:font-size="14pt" officeooo:paragraph-rsid="00322bda" style:font-size-asian="14pt" style:font-size-complex="14pt"/>
    </style:style>
    <style:style style:name="P80" style:family="paragraph" style:parent-style-name="Standard">
      <style:paragraph-properties fo:line-height="150%" fo:text-align="justify" style:justify-single-word="false"/>
      <style:text-properties style:font-name="Times New Roman1" fo:font-size="18pt" officeooo:rsid="00133d12" officeooo:paragraph-rsid="0018b5fe" style:font-size-asian="18pt" style:font-size-complex="18pt"/>
    </style:style>
    <style:style style:name="P81" style:family="paragraph" style:parent-style-name="Standard">
      <style:paragraph-properties fo:line-height="150%" fo:text-align="justify" style:justify-single-word="false"/>
      <style:text-properties style:font-name="Times New Roman1" fo:font-size="18pt" officeooo:rsid="00133d12" officeooo:paragraph-rsid="0030c67e" style:font-size-asian="18pt" style:font-size-complex="18pt"/>
    </style:style>
    <style:style style:name="P82" style:family="paragraph" style:parent-style-name="Standard" style:list-style-name="L1">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8pt" officeooo:rsid="00133d12" style:font-size-asian="18pt" style:font-size-complex="18pt"/>
    </style:style>
    <style:style style:name="P8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24pt" fo:font-weight="bold" officeooo:rsid="001a6283" officeooo:paragraph-rsid="001a6283" style:font-size-asian="24pt" style:font-weight-asian="bold" style:font-size-complex="24pt" style:font-weight-complex="bold"/>
    </style:style>
    <style:style style:name="P84"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85" style:family="paragraph" style:parent-style-name="Standard" style:list-style-name="L1">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8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officeooo:paragraph-rsid="002251cd"/>
    </style:style>
    <style:style style:name="P87" style:family="paragraph" style:parent-style-name="Standard">
      <style:paragraph-properties fo:margin-top="0in" fo:margin-bottom="0.0693in" loext:contextual-spacing="false" fo:line-height="150%" fo:text-align="start" style:justify-single-word="false" style:writing-mode="lr-tb"/>
      <style:text-properties style:font-name="Times New Roman1" officeooo:paragraph-rsid="002251cd"/>
    </style:style>
    <style:style style:name="P88" style:family="paragraph" style:parent-style-name="Text_20_body">
      <style:paragraph-properties fo:margin-top="0in" fo:margin-bottom="0.0693in" loext:contextual-spacing="false" fo:line-height="150%" fo:text-align="start" style:justify-single-word="false" style:writing-mode="lr-tb"/>
      <style:text-properties officeooo:paragraph-rsid="002251cd"/>
    </style:style>
    <style:style style:name="T1" style:family="text">
      <style:text-properties style:use-window-font-color="true"/>
    </style:style>
    <style:style style:name="T2" style:family="text">
      <style:text-properties style:use-window-font-color="true" style:font-name="Times New Roman1" fo:font-size="12pt" fo:font-weight="normal" officeooo:rsid="00133d12" style:font-size-asian="12pt" style:font-weight-asian="normal" style:font-size-complex="12pt" style:font-weight-complex="normal"/>
    </style:style>
    <style:style style:name="T3" style:family="text">
      <style:text-properties style:use-window-font-color="true" officeooo:rsid="00133d12"/>
    </style:style>
    <style:style style:name="T4" style:family="text">
      <style:text-properties style:use-window-font-color="true" fo:letter-spacing="normal" style:letter-kerning="false"/>
    </style:style>
    <style:style style:name="T5" style:family="text">
      <style:text-properties style:use-window-font-color="true" fo:letter-spacing="normal" officeooo:rsid="00133d12" style:letter-kerning="false"/>
    </style:style>
    <style:style style:name="T6" style:family="text">
      <style:text-properties style:use-window-font-color="true" fo:letter-spacing="normal" officeooo:rsid="001a6283" style:letter-kerning="false"/>
    </style:style>
    <style:style style:name="T7" style:family="text">
      <style:text-properties style:use-window-font-color="true" fo:letter-spacing="normal" officeooo:rsid="002f3611" style:letter-kerning="false"/>
    </style:style>
    <style:style style:name="T8" style:family="text">
      <style:text-properties style:use-window-font-color="true" officeooo:rsid="00147afb"/>
    </style:style>
    <style:style style:name="T9" style:family="text">
      <style:text-properties style:use-window-font-color="true" style:font-name="TimesNewRomanPSMT"/>
    </style:style>
    <style:style style:name="T10" style:family="text">
      <style:text-properties style:use-window-font-color="true" style:font-name="TimesNewRomanPSMT" fo:font-size="12pt" style:font-size-asian="12pt"/>
    </style:style>
    <style:style style:name="T11" style:family="text">
      <style:text-properties style:use-window-font-color="true" style:font-name="TimesNewRomanPSMT" fo:font-size="12pt" officeooo:rsid="001ca11c" style:font-size-asian="12pt"/>
    </style:style>
    <style:style style:name="T12" style:family="text">
      <style:text-properties style:use-window-font-color="true" style:font-name="TimesNewRomanPSMT" fo:font-size="12pt" style:font-size-asian="12pt"/>
    </style:style>
    <style:style style:name="T13" style:family="text">
      <style:text-properties style:use-window-font-color="true" style:font-name="TimesNewRomanPSMT" fo:font-size="12pt" fo:font-weight="normal" officeooo:rsid="0030c67e" style:font-size-asian="12pt" style:font-weight-asian="normal" style:font-weight-complex="normal"/>
    </style:style>
    <style:style style:name="T14" style:family="text">
      <style:text-properties style:use-window-font-color="true" style:font-name="TimesNewRomanPSMT" fo:font-size="12pt" fo:font-weight="normal" officeooo:rsid="0030c67e" style:font-size-asian="12pt" style:font-weight-asian="normal" style:font-size-complex="18pt" style:font-weight-complex="normal"/>
    </style:style>
    <style:style style:name="T15" style:family="text">
      <style:text-properties style:use-window-font-color="true" style:font-name="TimesNewRomanPSMT" fo:font-size="12pt" fo:font-weight="normal" officeooo:rsid="002fd070" style:font-size-asian="12pt" style:font-weight-asian="normal" style:font-size-complex="18pt" style:font-weight-complex="normal"/>
    </style:style>
    <style:style style:name="T16" style:family="text">
      <style:text-properties style:use-window-font-color="true" style:font-name="TimesNewRomanPSMT" fo:font-size="12pt" fo:font-weight="normal" officeooo:rsid="002fd070" style:font-size-asian="12pt" style:font-weight-asian="normal"/>
    </style:style>
    <style:style style:name="T17" style:family="text">
      <style:text-properties style:use-window-font-color="true" style:font-name="TimesNewRomanPSMT" officeooo:rsid="001d1af8"/>
    </style:style>
    <style:style style:name="T18" style:family="text">
      <style:text-properties style:use-window-font-color="true" style:font-name="TimesNewRomanPSMT" fo:font-weight="normal" officeooo:rsid="002fd070" style:font-weight-asian="normal" style:font-weight-complex="normal"/>
    </style:style>
    <style:style style:name="T19" style:family="text">
      <style:text-properties style:use-window-font-color="true" style:font-name="TimesNewRomanPSMT" fo:font-weight="normal" officeooo:rsid="0034d65b" style:font-weight-asian="normal" style:font-weight-complex="normal"/>
    </style:style>
    <style:style style:name="T20" style:family="text">
      <style:text-properties style:use-window-font-color="true" style:font-name="Times New Roman2" fo:font-size="12pt" fo:font-weight="bold" style:font-size-asian="12pt" style:font-weight-asian="bold"/>
    </style:style>
    <style:style style:name="T21" style:family="text">
      <style:text-properties style:use-window-font-color="true" style:font-name="Times New Roman2" fo:font-size="12pt" fo:font-weight="bold" officeooo:rsid="001760cf" style:font-size-asian="12pt" style:font-weight-asian="bold" style:font-weight-complex="bold"/>
    </style:style>
    <style:style style:name="T22" style:family="text">
      <style:text-properties style:use-window-font-color="true" fo:font-size="12pt" fo:font-weight="bold" style:font-size-asian="12pt" style:font-weight-asian="bold"/>
    </style:style>
    <style:style style:name="T23" style:family="text">
      <style:text-properties style:use-window-font-color="true" fo:font-size="12pt" fo:font-weight="normal" style:font-size-asian="12pt" style:font-weight-asian="normal"/>
    </style:style>
    <style:style style:name="T24" style:family="text">
      <style:text-properties style:use-window-font-color="true" fo:font-size="12pt" fo:font-weight="normal" style:font-size-asian="12pt" style:font-weight-asian="normal" style:font-weight-complex="normal"/>
    </style:style>
    <style:style style:name="T25" style:family="text">
      <style:text-properties style:use-window-font-color="true" fo:font-size="12pt" fo:font-weight="normal" officeooo:rsid="002fd070" style:font-size-asian="12pt" style:font-weight-asian="normal"/>
    </style:style>
    <style:style style:name="T26" style:family="text">
      <style:text-properties style:use-window-font-color="true" fo:font-size="12pt" fo:font-weight="normal" officeooo:rsid="0035d39e" style:font-size-asian="12pt" style:font-weight-asian="normal"/>
    </style:style>
    <style:style style:name="T27" style:family="text">
      <style:text-properties style:use-window-font-color="true" fo:font-size="12pt" style:font-size-asian="12pt" style:font-size-complex="12pt"/>
    </style:style>
    <style:style style:name="T28" style:family="text">
      <style:text-properties style:use-window-font-color="true" officeooo:rsid="0018b5fe"/>
    </style:style>
    <style:style style:name="T29" style:family="text">
      <style:text-properties style:use-window-font-color="true" fo:font-weight="normal" style:font-weight-asian="normal" style:font-weight-complex="normal"/>
    </style:style>
    <style:style style:name="T30" style:family="text">
      <style:text-properties style:use-window-font-color="true" fo:font-weight="normal" officeooo:rsid="0018b5fe" style:font-weight-asian="normal" style:font-weight-complex="normal"/>
    </style:style>
    <style:style style:name="T31" style:family="text">
      <style:text-properties style:use-window-font-color="true" fo:font-weight="normal" officeooo:rsid="0030c67e" style:font-weight-asian="normal" style:font-weight-complex="normal"/>
    </style:style>
    <style:style style:name="T32" style:family="text">
      <style:text-properties style:use-window-font-color="true" fo:font-weight="normal" officeooo:rsid="002fd070" style:font-weight-asian="normal"/>
    </style:style>
    <style:style style:name="T33" style:family="text">
      <style:text-properties style:use-window-font-color="true" fo:font-weight="normal" officeooo:rsid="0034d65b" style:font-weight-asian="normal"/>
    </style:style>
    <style:style style:name="T34" style:family="text">
      <style:text-properties style:use-window-font-color="true" style:font-name="Times New Roman1" fo:font-size="12pt" fo:font-weight="bold" officeooo:rsid="001760cf" style:font-size-asian="12pt" style:font-weight-asian="bold" style:font-weight-complex="bold"/>
    </style:style>
    <style:style style:name="T35" style:family="text">
      <style:text-properties fo:color="#000000" fo:letter-spacing="normal" style:letter-kerning="false"/>
    </style:style>
    <style:style style:name="T36" style:family="text">
      <style:text-properties fo:color="#000000" fo:letter-spacing="normal" officeooo:rsid="00192647" style:letter-kerning="false"/>
    </style:style>
    <style:style style:name="T37" style:family="text">
      <style:text-properties fo:color="#000000" fo:letter-spacing="normal" officeooo:rsid="001a6283" style:letter-kerning="false"/>
    </style:style>
    <style:style style:name="T38" style:family="text">
      <style:text-properties fo:color="#000000" fo:letter-spacing="normal" officeooo:rsid="0026ff52" style:letter-kerning="false"/>
    </style:style>
    <style:style style:name="T39" style:family="text">
      <style:text-properties fo:color="#000000" fo:letter-spacing="normal" officeooo:rsid="002dc5bc" style:letter-kerning="false"/>
    </style:style>
    <style:style style:name="T40" style:family="text">
      <style:text-properties fo:color="#000000" style:font-name="Times New Roman1" fo:font-size="12pt" fo:letter-spacing="normal" fo:font-weight="normal" officeooo:rsid="00133d12" style:letter-kerning="false" style:font-size-asian="12pt" style:font-weight-asian="normal" style:font-size-complex="12pt" style:font-weight-complex="normal"/>
    </style:style>
    <style:style style:name="T41" style:family="text">
      <style:text-properties fo:color="#000000" fo:font-size="12pt" fo:letter-spacing="normal" officeooo:rsid="00133d12" style:letter-kerning="false" style:font-size-asian="12pt" style:font-size-complex="12pt"/>
    </style:style>
    <style:style style:name="T42" style:family="text">
      <style:text-properties fo:color="#000000" style:font-name="TimesNewRomanPSMT" fo:font-size="12pt" fo:letter-spacing="normal" style:letter-kerning="false" style:font-size-asian="12pt"/>
    </style:style>
    <style:style style:name="T43" style:family="text">
      <style:text-properties fo:color="#000000" style:font-name="TimesNewRomanPSMT" fo:font-size="12pt" fo:letter-spacing="normal" officeooo:rsid="002a6bb9" style:letter-kerning="false" style:font-size-asian="12pt"/>
    </style:style>
    <style:style style:name="T44" style:family="text">
      <style:text-properties fo:color="#000000" style:font-name="TimesNewRomanPSMT" fo:font-size="12pt" fo:letter-spacing="normal" fo:font-weight="normal" officeooo:rsid="00133d12" style:letter-kerning="false" style:font-size-asian="12pt" style:font-weight-asian="normal" style:font-size-complex="12pt" style:font-weight-complex="normal"/>
    </style:style>
    <style:style style:name="T45" style:family="text">
      <style:text-properties style:font-name="Times New Roman1" fo:font-weight="normal" style:font-weight-asian="normal" style:font-weight-complex="normal"/>
    </style:style>
    <style:style style:name="T46" style:family="text">
      <style:text-properties style:font-name="Times New Roman1" fo:font-weight="normal" officeooo:rsid="0018b5fe" style:font-weight-asian="normal" style:font-weight-complex="normal"/>
    </style:style>
    <style:style style:name="T4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760cf" style:text-blinking="false" fo:background-color="transparent" loext:char-shading-value="0"/>
    </style:style>
    <style:style style:name="T49" style:family="text">
      <style:text-properties officeooo:rsid="001760cf"/>
    </style:style>
    <style:style style:name="T50" style:family="text">
      <style:text-properties fo:font-size="14pt" fo:font-weight="bold" officeooo:rsid="001760cf" style:font-size-asian="14pt" style:font-weight-asian="bold" style:font-size-complex="14pt" style:font-weight-complex="bold"/>
    </style:style>
    <style:style style:name="T51" style:family="text">
      <style:text-properties style:font-name="TimesNewRomanPSMT"/>
    </style:style>
    <style:style style:name="T52" style:family="text">
      <style:text-properties style:font-name="TimesNewRomanPSMT" fo:font-size="12pt" fo:letter-spacing="normal" style:letter-kerning="false" style:font-size-asian="12pt"/>
    </style:style>
    <style:style style:name="T53" style:family="text">
      <style:text-properties style:font-name="TimesNewRomanPSMT" fo:font-size="12pt" style:font-size-asian="12pt"/>
    </style:style>
    <style:style style:name="T54" style:family="text">
      <style:text-properties style:font-name="TimesNewRomanPSMT" fo:letter-spacing="normal" officeooo:rsid="001a6283" style:letter-kerning="false"/>
    </style:style>
    <style:style style:name="T55" style:family="text">
      <style:text-properties officeooo:rsid="002fd070"/>
    </style:style>
    <style:style style:name="T56" style:family="text">
      <style:text-properties officeooo:rsid="0018b5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29in" fo:text-indent="-0.25in" fo:margin-left="0.8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29in" fo:text-indent="-0.25in" fo:margin-left="1.1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29in" fo:text-indent="-0.25in" fo:margin-left="1.3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29in" fo:text-indent="-0.25in" fo:margin-left="1.6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29in" fo:text-indent="-0.25in" fo:margin-left="1.8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29in" fo:text-indent="-0.25in" fo:margin-left="2.1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29in" fo:text-indent="-0.25in" fo:margin-left="2.3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29in" fo:text-indent="-0.25in" fo:margin-left="2.6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29in" fo:text-indent="-0.25in" fo:margin-left="2.8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29in" fo:text-indent="-0.25in" fo:margin-left="3.142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ef30620-7fff-c7a5-6c6d-cac98c3acbf7"/><text:line-break/>UNIVERSITATEA „BABEŞ-BOLYAI”</text:p>
      <text:p text:style-name="P5">FACULTATEA DE MATEMATICǍ ŞI INFORMATICǍ</text:p>
      <text:p text:style-name="P5">SPECIALIZAREA INFORMATICǍ</text:p>
      <text:p text:style-name="P2"><text:line-break/></text:p>
      <text:p text:style-name="P10">Lucrare de diplomă</text:p>
      <text:p text:style-name="P11">Evolution of Weather Applications</text:p>
      <text:p text:style-name="P2"><text:line-break/></text:p>
      <text:p text:style-name="P4">Coordonator ştiinţific </text:p>
      <text:p text:style-name="P4">Lect/Prof. Dr. <text:span text:style-name="T49">Dan Cojocar</text:span></text:p>
      <text:p text:style-name="P6">Absolvent</text:p>
      <text:p text:style-name="P7">Stefan Lupascu</text:p>
      <text:p text:style-name="P8">Cluj-Napoca</text:p>
      <text:p text:style-name="P9"><text:span text:style-name="T47">201</text:span><text:span text:style-name="T48">9</text:span></text:p>
      <text:p text:style-name="P87"><text:soft-page-break/><text:span text:style-name="T50">Contents</text:span><text:line-break/><text:span text:style-name="T22">1. Introduction</text:span></text:p>
      <text:p text:style-name="P77">2. Domain</text:p>
      <text:p text:style-name="P86"><text:span text:style-name="T22"><text:tab/></text:span><text:span text:style-name="T23">2.1. Weather Forecasting<text:tab/></text:span></text:p>
      <text:p text:style-name="P86"><text:span text:style-name="T25"><text:tab/>2.2. Forecast Classification</text:span></text:p>
      <text:p text:style-name="P86"><text:span text:style-name="T25"><text:tab/><text:tab/>2.2.1. Nowcasting</text:span></text:p>
      <text:p text:style-name="P86"><text:span text:style-name="T25"><text:tab/><text:tab/>2.2.</text:span><text:span text:style-name="T26">2</text:span><text:span text:style-name="T25">. Short-range</text:span></text:p>
      <text:p text:style-name="P86"><text:span text:style-name="T25"><text:tab/><text:tab/>2.2.</text:span><text:span text:style-name="T26">3</text:span><text:span text:style-name="T25">. Medium-range</text:span></text:p>
      <text:p text:style-name="P86"><text:span text:style-name="T25"><text:tab/><text:tab/>2.2.</text:span><text:span text:style-name="T26">4</text:span><text:span text:style-name="T25">. Extended-range</text:span></text:p>
      <text:p text:style-name="P86"><text:span text:style-name="T25"><text:tab/><text:tab/>2.2.</text:span><text:span text:style-name="T26">5</text:span><text:span text:style-name="T25">. Long-range</text:span></text:p>
      <text:p text:style-name="P86"><text:span text:style-name="T25"><text:tab/><text:tab/>2.2.</text:span><text:span text:style-name="T26">6</text:span><text:span text:style-name="T25">. Climate</text:span></text:p>
      <text:p text:style-name="P78"><text:tab/>2.<text:span text:style-name="T55">3</text:span>. Mobile Applications</text:p>
      <text:p text:style-name="P78"/>
      <text:p text:style-name="P77">3. Our Approach</text:p>
      <text:p text:style-name="P86"><text:span text:style-name="T22"><text:tab/></text:span><text:span text:style-name="T23">3.1. Features</text:span></text:p>
      <text:p text:style-name="P78"><text:tab/><text:tab/>3.1.1. Find concrete locations on the map</text:p>
      <text:p text:style-name="P78"><text:tab/><text:tab/>3.1.2. View Weather details for the selected location</text:p>
      <text:p text:style-name="P78"><text:tab/><text:tab/>3.1.3. View points of interest for the selected location</text:p>
      <text:p text:style-name="P78"><text:tab/><text:tab/>3.1.4. Predict a weather for a future date for a selected location</text:p>
      <text:p text:style-name="P78"><text:tab/><text:tab/>3.1.5. View user’s current location country, city and temperature</text:p>
      <text:p text:style-name="P78"><text:tab/>3.2. Utilities</text:p>
      <text:p text:style-name="P78"/>
      <text:p text:style-name="P77">4. Technologies and Techniques</text:p>
      <text:p text:style-name="P86"><text:span text:style-name="T22"><text:tab/></text:span><text:span text:style-name="T24">4.1. Technologies</text:span></text:p>
      <text:p text:style-name="P86"><text:span text:style-name="T22"><text:tab/><text:tab/></text:span><text:span text:style-name="T23">4.1.1. Swift</text:span></text:p>
      <text:p text:style-name="P78"><text:tab/><text:tab/>4.1.2. SnapKit</text:p>
      <text:p text:style-name="P78"><text:tab/><text:tab/>4.1.3. MapKit</text:p>
      <text:p text:style-name="P78"><text:tab/><text:tab/>4.1.4. DarkSky API</text:p>
      <text:p text:style-name="P78"><text:tab/><text:tab/>4.1.5. Foursquare API</text:p>
      <text:p text:style-name="P78"><text:tab/><text:tab/>4.1.6. Firebase</text:p>
      <text:p text:style-name="P78"><text:tab/><text:tab/>4.1.7. CocoaPods</text:p>
      <text:p text:style-name="P78"><text:tab/><text:tab/>4.1.8. ARKit</text:p>
      <text:p text:style-name="P78"><text:tab/><text:tab/>4.1.9. URLSession</text:p>
      <text:p text:style-name="P78"><text:soft-page-break/></text:p>
      <text:p text:style-name="P86"><text:span text:style-name="T23"><text:tab/></text:span><text:span text:style-name="T24">4.2. Techniques</text:span></text:p>
      <text:p text:style-name="P86"><text:span text:style-name="T22"><text:tab/><text:tab/></text:span><text:span text:style-name="T23">4.2.1. Model View ViewModel Architecture</text:span></text:p>
      <text:p text:style-name="P78"><text:tab/><text:tab/>4.2.2. Delegate Pattern</text:p>
      <text:p text:style-name="P78"><text:tab/><text:tab/>4.2.3. Reverse Geolocation</text:p>
      <text:p text:style-name="P78"><text:tab/><text:tab/>4.2.4. Closures</text:p>
      <text:p text:style-name="P78"><text:tab/></text:p>
      <text:p text:style-name="P77">5. Conclusion</text:p>
      <text:p text:style-name="P77"/>
      <text:p text:style-name="P88"><text:span text:style-name="T34">6. Bibliography</text:span><text:toc-mark text:string-value="Introduction" text:outline-level="1"/><text:toc-mark text:string-value="Introduction" text:outline-level="1"/><text:user-index-mark text:string-value="Introduction" text:index-name="User-Defined" text:outline-level="1"/><text:user-index-mark text:string-value="Introduction" text:index-name="User-Defined" text:outline-level="1"/></text:p>
      <text:p text:style-name="P23"/>
      <text:p text:style-name="P23"/>
      <text:p text:style-name="P24"/>
      <text:p text:style-name="P24"/>
      <text:p text:style-name="P24"/>
      <text:p text:style-name="P24"/>
      <text:p text:style-name="P25"/>
      <text:p text:style-name="P37"/>
      <text:p text:style-name="P37"/>
      <text:p text:style-name="P37"/>
      <text:p text:style-name="P37"/>
      <text:p text:style-name="P37"/>
      <text:p text:style-name="P37"/>
      <text:p text:style-name="P37"/>
      <text:p text:style-name="P37"/>
      <text:p text:style-name="P37"><text:soft-page-break/>1. Introduction</text:p>
      <text:p text:style-name="P43">Mobile Applications have been around us since the first smartphones were released. Their main purpose have always been to make our lives easier, from more than just one point of view. While technology never ceases to evolve, as developers, we have to make the most of it and try using it as a means of simplifying our lives even further, by creating applications that efficiently attract users with their ease of use and also eye-taking appearance and new technologies.</text:p>
      <text:p text:style-name="P39"/>
      <text:p text:style-name="P39">Among the challenges that the development of mobile applications overcome are handling multiple operating systems and different devices. As operating system, we remind: Android, Apple iOS, Windows Mobile. In essence, mobile applications are projects of a small scale, aiming to meet some competitive market demand. Given the fact that users have a large variety of applications at their disposal, they will not be tolerant for buggy applications, indirectly putting pressure on developers. Therefore, it is mandatory that as developers, we must carefully analyse the quality of the application in any state of the development, so it can be reliable when it comes to deployment.</text:p>
      <text:p text:style-name="P39"/>
      <text:p text:style-name="P39">As the main topic, I would like to prove that a weather application, which on the first sight is straight-forward to a user, can be more than just a portable means of measuring temperature. I would like to present the technologies used for developing this application, along with the features of this weather application. Users will be able not just to view the weather details for a certain location, but also some points of interest in the case that they would like to visit that location. They can check, in advance, the temperature for a selected location at a given future date. And finally, as the app name implies, the user will be able to check the current location details, such as country name and city name, and also the temperature at that location in celsius. </text:p>
      <text:p text:style-name="P39"/>
      <text:p text:style-name="P58"><text:span text:style-name="T10">I chose to implement the application for the iOS operating system. Therefore, I used the Swift programming language in Xcode as the main technology for this application. Besides Swift, I found other technologies and frameworks helpful. For an easier UI, I used the SnapKit framework. In order to let the user navigate to a certain location on the map, I used Apple’s MapKit library. Weather details displayed in the application are provided by a service called DarkSkyAPI, while the information about the points of interest in a certain location is returned by another service called FourSquareAPI. I used Firebase for creating the authentication part of the application and also for storing relevant data for the user in a remote database, so that the user can access it at any time. To integrate all these frameworks and libraries into the Xcode project I used a popular dependency </text:span><text:soft-page-break/><text:span text:style-name="T10">manager called Cocoa</text:span><text:span text:style-name="T11">P</text:span><text:span text:style-name="T10">ods. For the most interesting feature of this application, I needed the help of Apple’s ARKit, which is a library used for implementing augmented reality applications. </text:span></text:p>
      <text:p text:style-name="P39"/>
      <text:p text:style-name="P43">When it comes to techniques, I have chosen not to use the standard Model View Controller architecture, for various reasons, which I will explain later on. The alternative was to use the Model View ViewModel architecture, so I would have a better structured code base, improving readability and maintainability. Among the other techniques I used, I would like to remind the delegate pattern, which is often found throughout the project, reverse geolocation, in order for finding certain locations using the latitude and longitude coordinates and also closures, to avoid writing functions that will only be used onc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54"><text:soft-page-break/>2. Domain</text:p>
      <text:p text:style-name="P59"><text:span text:style-name="T46">2.1. </text:span><text:span text:style-name="T45">Weather </text:span><text:span text:style-name="T46">Forecasting</text:span></text:p>
      <text:p text:style-name="P15"><text:s/>There exist various different opinions among forecasters regarding what they would consider to be good or bad weather forecasts. These are are generated mainly by the lack of understanding of the goodness nature in weather forecasting, the evaluation process being complicated by this fact. By closely studying this variety of opinions, we noticed 3 types of “goodness”. The first type is called “consistency” and is determined by the level of correspondence between the forecaster’s decision and the actual forecast. The second one it called “quality” and is based on the matching observations of the forecast. The third one is called “value” and it’s the type that might determine an economical increase or some benefits, based on the forecaster’s decision.</text:p>
      <text:p text:style-name="P13"/>
      <text:p text:style-name="P13">In the eyes of a forecaster, the quality of a forecast is related to the level of similarity between the observed weather conditions and the forecast conditions.</text:p>
      <text:p text:style-name="P13"/>
      <text:p text:style-name="P47"><text:span text:style-name="T1">For “Consistency”, creating forecasts is based on knowledge, consisting of various observations and analyses, for example: numerical, statistics and conceptual models. The decision making ability of the forecaster regarding future values of weather variables or the occur</text:span><text:span text:style-name="T8">r</text:span><text:span text:style-name="T1">ence of some expected or unexpected weather events. Another important factor would be the skills to understanding the information. The decisions must be consistent with the forecaster’s knowledge base. This external manifestation of this knowledge base is the actual forecast. </text:span></text:p>
      <text:p text:style-name="P13"/>
      <text:p text:style-name="P13">Type 2, “Quality” refers to the relation between forecasts and observations. Forecast validation was obtained traditionally by computation of measures of the overall relation between forecasts and observations, such as: solute error or the mean-square error, focusing on aspect of quality, such as accuracy and skill.</text:p>
      <text:p text:style-name="P13"/>
      <text:p text:style-name="P66">Type 3, “Value”, is related to the benefits of the individuals or groups who made decisions based on the forecast. The forecast does not possess any intrinsic value. Influencing the user’s decision is the means they acquire value. Value estimations can be made based on various available methods, mentioning some of them: descriptive analyses and prescriptive analyses.</text:p>
      <text:p text:style-name="P35"/>
      <text:p text:style-name="P80"><text:soft-page-break/><text:span text:style-name="T30">2.2 </text:span><text:span text:style-name="T31">Forecast Classification</text:span></text:p>
      <text:p text:style-name="P80"><text:span text:style-name="T13">Weather forecasting started developing almost 70 years ago, when the standard forecast at a time was 24 hours, followed by a small summary regarding the next day. It began in the USA in the mid-1950s, starting a new era. Some longer term forecasts were based on probabilities and climatological statistics. Thanks to continuous evolution in science and technology in general, faster computer to calculate predictions have been developed, along side mathematical and physical models. The forecast products can be classified as follows: </text:span></text:p>
      <text:list xml:id="list2273826149" text:style-name="L1">
        <text:list-item>
          <text:p text:style-name="P82"><text:span text:style-name="T13">Nowcasting, which is a short description of the current weather parameters, approximately 0-2 hours.</text:span></text:p>
        </text:list-item>
        <text:list-item>
          <text:p text:style-name="P82"><text:span text:style-name="T13">Very short-range forecasting, being a description of weather up to 12 hours.</text:span></text:p>
        </text:list-item>
        <text:list-item>
          <text:p text:style-name="P82"><text:span text:style-name="T13">Short-range forecasting, also a description of weather parameters, but between 12 hours and up to 72 hours.</text:span></text:p>
        </text:list-item>
        <text:list-item>
          <text:p text:style-name="P82"><text:span text:style-name="T13">The medium-range forecasting describes the weather beyond 72 hours and up to 240 hours.</text:span></text:p>
        </text:list-item>
        <text:list-item>
          <text:p text:style-name="P82"><text:span text:style-name="T13">Extended-range forecasting is a description beyond 10 days and up to a month.</text:span></text:p>
        </text:list-item>
        <text:list-item>
          <text:p text:style-name="P85"><text:span text:style-name="T14">Long-range forecasting is also divided in 3 categories: </text:span></text:p>
          <text:list>
            <text:list-item>
              <text:p text:style-name="P85"><text:span text:style-name="T14"><text:tab/>monthly outlook, being the description of average weather parameters which are studied as a deviation from forecasting values for that month.</text:span></text:p>
            </text:list-item>
            <text:list-item>
              <text:p text:style-name="P85"><text:span text:style-name="T14">three-month or 90-day outlook which describes the average weather expressed as a variation from climate values for that period.</text:span></text:p>
            </text:list-item>
            <text:list-item>
              <text:p text:style-name="P85"><text:span text:style-name="T14">seasonal outlook is the description for the weather parameters for a specific season</text:span></text:p>
            </text:list-item>
          </text:list>
        </text:list-item>
        <text:list-item>
          <text:p text:style-name="P85"><text:span text:style-name="T14"><text:tab/>Climate forecasting is the description of weather parameters for beyond two years, the expected changes in weather due to both natural and human influence.</text:span></text:p>
        </text:list-item>
      </text:list>
      <text:p text:style-name="P58"><text:span text:style-name="T14"/></text:p>
      <text:p text:style-name="P79"><text:span text:style-name="T32">2.2.1. Nowcasting</text:span></text:p>
      <text:p text:style-name="P79"><text:span text:style-name="T16">Among the most demanding types of forecasting we</text:span><text:span text:style-name="T10">’ll find nowcasting. They are considered to be of high importance, even crucial, in times when the weather conditions are severe for the emergency organizations, often helping the public decide what measures of precaution should be taken. The nowcasts have great effect on the public safety and the economy. Information regarding the specific location, time and severity of the weather are required by the public, and many times, by the government. High speed computing facilities can now run regional numerical models with a range of up to a few kilometers. Due to these models, the predictions are even more accurate.</text:span></text:p>
      <text:p text:style-name="P79"><text:soft-page-break/><text:span text:style-name="T32">2.2.</text:span><text:span text:style-name="T33">2</text:span><text:span text:style-name="T32">. Short-range</text:span></text:p>
      <text:p text:style-name="P79"><text:span text:style-name="T32"/></text:p>
      <text:p text:style-name="P79"><text:span text:style-name="T32">2.2.</text:span><text:span text:style-name="T33">3</text:span><text:span text:style-name="T32">. Medium-range</text:span></text:p>
      <text:p text:style-name="P79"><text:span text:style-name="T32">2.2.</text:span><text:span text:style-name="T33">4</text:span><text:span text:style-name="T32">. Extended-range</text:span></text:p>
      <text:p text:style-name="P79"><text:span text:style-name="T32">2.2.</text:span><text:span text:style-name="T33">5</text:span><text:span text:style-name="T32">. Long-range</text:span></text:p>
      <text:p text:style-name="P79"><text:span text:style-name="T18">2.2.</text:span><text:span text:style-name="T19">6</text:span><text:span text:style-name="T18">. Climate</text:span></text:p>
      <text:p text:style-name="P80"><text:span text:style-name="T31"/></text:p>
      <text:p text:style-name="P81"><text:span text:style-name="T30">2.</text:span><text:span text:style-name="T31">3</text:span><text:span text:style-name="T30"> </text:span><text:span text:style-name="T29">Mobile Applications</text:span></text:p>
      <text:p text:style-name="P20">A mobile application is a program created to run on smartphones, smartwatches or tablets, shortly, on mobile devices. Since the first smartphones and implicitly the first mobile apps were introduced into our daily use, programmers have dedicated their time designing newer, more useful applications, to fit our various needs. The fact that people nowadays rather choose to use mobile devices than desktop computers or unportable devices gives great opportunities for software developers and companies.</text:p>
      <text:p text:style-name="P17"/>
      <text:p text:style-name="P17">As developing an app in general is not easy, especially when they can be distributed on many app store markets, developers must be trained to use various programming languages, such as Objective-C/Swift for iOS development or Java/Kotlin for Android. </text:p>
      <text:p text:style-name="P17"/>
      <text:p text:style-name="P50"><text:span text:style-name="T1">From a user’s point of view, apps should be compared from a usability point of view. The International Organization for Standardi</text:span><text:span text:style-name="T8">z</text:span><text:span text:style-name="T1">ation used 3 attributes in order to measure the usability of an application:</text:span></text:p>
      <text:list xml:id="list3133986535" text:style-name="L2">
        <text:list-item>
          <text:p text:style-name="P71">Effectiveness, which represents the precision with which the user’s goal can be achieved;</text:p>
        </text:list-item>
        <text:list-item>
          <text:p text:style-name="P71"><text:tab/>Efficiency, representing the spent resources in order to obtain what the user desires in relation with the precision;</text:p>
        </text:list-item>
        <text:list-item>
          <text:p text:style-name="P71"><text:tab/>Satisfaction, which is associated with the degree of pleasure and comfort of the user while using the app.</text:p>
        </text:list-item>
      </text:list>
      <text:p text:style-name="P17"/>
      <text:p text:style-name="P17">When evaluating usability, there are 3 main factors that should be considered: the user, which is the person that directly interacts with a certain product, the goal, which is the product’s purpose and the <text:soft-page-break/>context of use, which includes the users, tasks and the environments in which the product may be used. </text:p>
      <text:p text:style-name="P17"/>
      <text:p text:style-name="P17">During the development process, the programmer must think about the user’s needs. When it comes to input methods, we can no longer think about using a mouse or keyboard, because mobile applications are designed to be small. Designers should think of other suitable input alternatives. Physical limitations might make it harder for some users to use certain apps. Intuitive interfaces and easy navigation are preferred, allowing the user to find what they need.</text:p>
      <text:p text:style-name="P17"/>
      <text:p text:style-name="P50"><text:span text:style-name="T1">The goal of the product is actually the task the user wants to solve with the help of the application. Extra features can be added to an app during development, allowing a greater user accomplishment, with the cost of increasing complexity of the application. Consider an actual smartphone. The first purpose of a phone has always been allowing communication between persons in different locations. In these days, a smartphone may serve many other purposes, such as: taking photos, music streaming, watching movies and so on. This made the device complexity grow exponentially, so it is harder to use. For example, older people have more problems using a mobile device than younger people.</text:span></text:p>
      <text:p text:style-name="P17"/>
      <text:p text:style-name="P48"><text:span text:style-name="T1">However, there </text:span><text:span text:style-name="T28">are</text:span><text:span text:style-name="T1"> some limitations for mobile applications. Among them we notice: mobile context, connectivity, small screen size, different display resolution, limited processing power, data input methods. Mobile context reminds us that the user’s attention might be distracted external factors, such as other people, objects and environmental elements. Connectivity would also be an issue, taking into account the low speed that is often experienced using mobile devices. To easily provide portability, the producers must pay the price of selling devices having small screen sizes, which can provide uncomfortable experiences when using some apps because this may limit the amount of displayed information. Lower display resolution on mobile devices is the reason for the lower image quality, compared to those viewed on desktop computers. Processing capability is reduced, compared to desktops, limiting the performance of some mobile applications. Among the differences between mobile applications and desktop applications we find the available input methods, in case of mobile devices, increasing the possibility of errors in input.</text:span></text:p>
      <text:p text:style-name="P37"/>
      <text:p text:style-name="P37"/>
      <text:p text:style-name="P37"><text:soft-page-break/></text:p>
      <text:p text:style-name="P37"/>
      <text:p text:style-name="P37"/>
      <text:p text:style-name="P37"/>
      <text:p text:style-name="P37"/>
      <text:p text:style-name="P37">3. Our Approach</text:p>
      <text:p text:style-name="P55"><text:span text:style-name="T28">3.1. </text:span><text:span text:style-name="T1">Features</text:span></text:p>
      <text:p text:style-name="P31">3.3.1. Find concrete locations on the map</text:p>
      <text:p text:style-name="P21">The user is able to navigate to a map screen by tapping the map button in the upper right corner of the main screen. From there, he can navigate to the desired location and tap that specific location to add a pin on it. He can then tap on ‘Done’ or search for another location. When tapping on ‘Done’ the application will either get the location at the coordinated determined by the pin and add it to the remote database, displaying it then among other cities added by the user, on the main screen of the app, or, if no city is found at the coordinates, an error message, letting the user know there is no city where he placed the pin.</text:p>
      <text:p text:style-name="P16"/>
      <text:p text:style-name="P27">3.3.2. View Weather details for the selected location</text:p>
      <text:p text:style-name="P16">In the main screen, when tapping on a certain city cell, as user, you will be able to view the details regarding the weather conditions in the selected city, such as: temperature, humidity, pressure and a summary for the current day. Among these, the user will find the option to store certain notes about the specific city. Also the user can check on the top 10 points of interest of that area, provided by FourSquareAPI service, being able to view them on the map.</text:p>
      <text:p text:style-name="P16"/>
      <text:p text:style-name="P27">3.3.3. View points of interest for the selected location</text:p>
      <text:p text:style-name="P16">From the main screen, the user can use the menu button to navigate between 3 main features of the app: weather details, weather predictions and the experience of viewing the current location, along with the current weather from this location, in an augmented reality based environment.</text:p>
      <text:p text:style-name="P16"><text:soft-page-break/></text:p>
      <text:p text:style-name="P27">3.3.4. Predict a weather from a future date for a selected location</text:p>
      <text:p text:style-name="P16">For the weather predictions feature, the user may select from the same cities he added in the weather details feature and choose a future date from a date picker. The application will then display the temperature for the selected date if the user chose a future date, and an error message otherwise.</text:p>
      <text:p text:style-name="P16"/>
      <text:p text:style-name="P76"/>
      <text:p text:style-name="P76"/>
      <text:p text:style-name="P76"><text:span text:style-name="T56">3.3.5. View the user’s current location country, city and temperature</text:span></text:p>
      <text:p text:style-name="P21">The most attractive feature of the application is the third one, the user being able to use the smartphone’s camera to access an augmented reality based environment. The camera and the device’s sensors will detect plans on which the user can tap to see a 3D label describing the current location details(country and if a concrete city is found, the city), along with the temperature.</text:p>
      <text:p text:style-name="P21"/>
      <text:p text:style-name="P34">3.2. Utiliti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6"/>
      <text:p text:style-name="P36"/>
      <text:p text:style-name="P36"/>
      <text:p text:style-name="P36">4. Technologies and Techniques</text:p>
      <text:p text:style-name="P35">4.1. Technologies</text:p>
      <text:p text:style-name="P29"><text:span text:style-name="T35">4.</text:span><text:span text:style-name="T36">1</text:span><text:span text:style-name="T35">.</text:span><text:span text:style-name="T37">1</text:span><text:span text:style-name="T35">. </text:span><text:span text:style-name="T37">Swift</text:span></text:p>
      <text:p text:style-name="P19"><text:span text:style-name="T54">As the mobile market is growing, the importance of iOS and Android platforms is growing significantly. Apple released the Swift programming language, with the purpose of being the successor of Objective-C, which was released in 1983 [link] and is still used today and is the classical programming language for iOS development. After a short time, it became one of the most popular programming languages for mobile development. One of the reasons for its huge success is that Swift is aiming to replace Objective-C in the future. According to Apple, </text:span><text:span text:style-name="T51">“Swift is a powerful and intuitive programming language[…]. Writing Swift code is interactive and fun, the syntax is concise yet expressive.”</text:span></text:p>
      <text:p text:style-name="P41"/>
      <text:p text:style-name="P12"><text:span text:style-name="T9">Swift adopts modern programming patterns to help reduce the number of common mistakes made by developers: initiali</text:span><text:span text:style-name="T17">z</text:span><text:span text:style-name="T9">ing variables before use, checking array indices for out-of-bound errors, checking integers for overflow, automatically managing memory and error handling. It was released on June 2014, designed to be used in development for every Apple platform: iOS, OS X, watchOS and tvOS. On the first hand, Swift has some similarities to Objective-C, such as: dynamic dispatch, late binding and extensible programming [link]. It uses the same memory management as Objective-C. On the other hand, it contains some other features, making it a modern programming language, comparable to Java or Python. Among these features, we remind: no need for semicolons, no need for header files, type inference, operator overloading, generic programming, error handling and many others. Swift is also considered by Apple to be a “protocol-oriented language” [link2], due to the fact that objects can be extended and modified using protocols.</text:span></text:p>
      <text:p text:style-name="P42"><text:soft-page-break/></text:p>
      <text:p text:style-name="P12"><text:span text:style-name="T9">A concept that was not part of the Objective-C capabilities that was introduced in Swift is called Optionals. Apple added this concept as a safety mechanism. In essence, an optional type can contain a certain value or nil. The aim of optionals is to solve some common programming errors, such as null pointers, because the compiler can ensure that non-optional types can never be nil. To create an optional type, the developer has to add a question mark (?) at the end of the type in the declaration line. In order to retrieve the value, if one exists, the developer must unwrap it. This can be done using the force unwrap operator, exclamation mark (!). The problem with this method is that unwrapping a nil value will result in a crash, so it is not reliable. An alternative would be using a technique called optional chaining. This technique allows the developer to use optional types only if they contain a value. </text:span></text:p>
      <text:p text:style-name="P40"/>
      <text:p text:style-name="P45">!!photo!!</text:p>
      <text:p text:style-name="P60"/>
      <text:p text:style-name="P62">4.1.2. SnapKit</text:p>
      <text:p text:style-name="P32"><text:span text:style-name="T52">In iOS development, the user must take great care when constructing the application</text:span><text:span text:style-name="T53">’s UI, so that is intuitive and user-friendly, in order not to confuse the user. Swift offers two choices to the developer: he can either build the UI in Interface Builder, using storyboards, or he can build it using just code. Interface Builder is a tool created that the programming can use to create simple user interfaces, with the help of storyboards. Storyboard contain one or more screens, which the developer can create according to the requirements. Links between the UI elements and the corresponding class can easily be created, generating code automatically. However, if more complex UI elements are required to be implemented, the best way is to choose building UI from code. This is the most flexible way of controlling view hierarchies. So when it comes to building UI from code, the developer has full control over the layout of the screens. In order to get the screen to look as required, the programmer must use some constraints on the view hierarchy. In classic manner, these constraints are activated using anchors. As an alternative to anchors, I chose to use SnapKit.</text:span></text:p>
      <text:p text:style-name="P40"/>
      <text:p text:style-name="P39">SnapKit is an auto layout framework for iOS and OS X. The main aim of SnapKit is simplifying the process of creating constraints for the views in iOS applications, using minimal amounts of code, improving readability and making it easier to understand. It keeps invalid constraints from being created and reduces programmer errors. Integration can be done through either CocoaPods of Carthage dependency managers. </text:p>
      <text:p text:style-name="P40"><text:soft-page-break/></text:p>
      <text:p text:style-name="P46">!!photo!!</text:p>
      <text:p text:style-name="P60"/>
      <text:p text:style-name="P62"/>
      <text:p text:style-name="P62"/>
      <text:p text:style-name="P62">4.1.3 MapKit</text:p>
      <text:p text:style-name="P32"><text:span text:style-name="T52">In order to help developers integrate maps into their applications, Apple released a useful API called MapKit. As a developer, you can easily use MapKit to show the user different locations on the map on their device</text:span><text:span text:style-name="T53">’s screen. Points of interest at specific latitude and longitude coordinates or information about selected place marks can also be displayed. It allows you to navigate, zoom in and out and give you walking directions for the locations you provide in your app. I also used this API to get the coordinates of the location for which the user would like to know weather details. All the user has to do is place an annotation at the desired location on the map by tapping the screen.</text:span></text:p>
      <text:p text:style-name="P62"/>
      <text:p text:style-name="P62">4.1.4. DarkSky API</text:p>
      <text:p text:style-name="P62">4.1.5. Foursquare API</text:p>
      <text:p text:style-name="P62"/>
      <text:p text:style-name="P28"><text:span text:style-name="T35">4.</text:span><text:span text:style-name="T36">1</text:span><text:span text:style-name="T35">.</text:span><text:span text:style-name="T36">6</text:span><text:span text:style-name="T35">. </text:span><text:span text:style-name="T36">Firebase</text:span></text:p>
      <text:p text:style-name="P49"><text:span text:style-name="T4">As usual app</text:span><text:span text:style-name="T7">lication</text:span><text:span text:style-name="T4">s do, mobile applications need a back-end service to work properly with the UI designed by the front-end services. Powering mobile apps is Google</text:span><text:span text:style-name="T1">’s Firebase purpose, mainly providing data storage and user authentication, without the developer being required to write his own back-end service, just a few lines of code, this being very helpful for developers whose skills are front-end based only. </text:span></text:p>
      <text:p text:style-name="P14"/>
      <text:p text:style-name="P14">Among the realtime database and user authentication, Firebase reveals a great tool for performance monitoring and accessing various statistics regarding your application, along with crash reports, number of users for that specific app and many others Analytics based informations. Also, it can also assist the developer in implementing cloud messaging or different types of notifications features. Developers interested in machine learning can use Firebase’s ML Kit technology to train their AI models and use them in their app.</text:p>
      <text:p text:style-name="P14"/>
      <text:p text:style-name="P14"><text:soft-page-break/>An iOS developer can easily integrate Firebase into his app using the dependency manager known as Cocoapods, then he must follow some simple short steps in order to setup and register his application to properly use Firebase.</text:p>
      <text:p text:style-name="P56"><text:span text:style-name="T27">After creating a Firebase app, you can download the Info.plist file that they configured for you, and drag it into your application, in order to configure the app. After adding some initialization code you must run your app so that it is properly registered, so you can start integrating Firebase and use its features.</text:span><text:span text:style-name="T41"> </text:span></text:p>
      <text:p text:style-name="P64"/>
      <text:p text:style-name="P29"><text:span text:style-name="T36">4.1.</text:span><text:span text:style-name="T37">7. CocoaPods</text:span></text:p>
      <text:p text:style-name="P67">During development of mobile applications or applications in general, programmers might find out that better solutions for their requirements exist. They can find and use certain tools to make their job easier. This is where they might take into account using some frameworks. To easily integrate the chosen frameworks into their Swift projects, iOS developers can use CocoaPods.</text:p>
      <text:p text:style-name="P67"/>
      <text:p text:style-name="P22"><text:span text:style-name="T35">CocoaPods is a dependency manager for Swift and Objective-C projects. It is available on macOS and built with Ruby and really easy to install on your mac computer. </text:span><text:span text:style-name="T38">After installing it, the developer must run some commands in terminal, in order to setup a specific project to use this dependency manager. He has to create a Podfile inside the project’s folder. In this Podfile, the desired frameworks will be included. After this file is prepared, the developer must run the command “pod install” and CocoaPods will </text:span><text:span text:style-name="T39">download the frameworks you required and integrate them into </text:span><text:span text:style-name="T38">a workspace </text:span><text:span text:style-name="T39">it creates </text:span><text:span text:style-name="T38">for you, in which you can import and use the frameworks that were included in the Podfile. </text:span></text:p>
      <text:p text:style-name="P67"/>
      <text:p text:style-name="P62">4.1.8. ARKit</text:p>
      <text:p text:style-name="P63">4.1.9. URLSession</text:p>
      <text:p text:style-name="P64"/>
      <text:p text:style-name="P35">4.2. Techniques</text:p>
      <text:p text:style-name="P30">4.2.1. Model View ViewModel Architecture</text:p>
      <text:p text:style-name="P21">As the mobile applications industry continuously evolves, requirements for already existing apps may change in time, leading to frequent changes in the structure of the source code. In order to be successful, an application must be implemented using a flexible and maintainable architecture. In <text:soft-page-break/>this way, it can easily be adjusted to meet the new requirements. The quality of the application is affected by the chosen architecture.</text:p>
      <text:p text:style-name="P18"/>
      <text:p text:style-name="P18">The classic architecture for iOS applications and for mobile applications in general is called MVC, which stands for Model View Controller. The Model layer has the role of encapsulating and manipulating data, including data persistence and networking. The View layer is actually the point where the user interacts with the application. It is the layer where the developer should build the UI and it also has the role of displaying the data from the Model. Neither the Model nor the View layer are allowed to communicate with each other. Communication between the two is established using the third layer, the Controller. It interprets user interactions and updates the Model and is also notified about any Model changes that should be reflected in the UI, so it can update the data which the View displays.</text:p>
      <text:p text:style-name="P18"/>
      <text:p text:style-name="P18">In real MVC applications, the View is coupled with its Controller, making them unable to be reused. Also, this fact makes testing harder. As new features are required for the application, implementing them would make Controller layer grow in size, making maintainability even harder. A better alternative to MVC would be MVVM, which stands for Model View ViewModel. </text:p>
      <text:p text:style-name="P18"/>
      <text:p text:style-name="P18">MVVM concentrates on an independent domain called ViewModel, having the main role of formatting data that is fetched from a certain service (remote or local database, or some API), so that the UI may display only the information relevant to the user. The fact that it does not depend on other layers, testing it will be easily integrated. The ViewModel uses the binding to its corresponding View for communication, which has a reference to its ViewModel. This would make the ViewModel reusable for any other different View objects.</text:p>
      <text:p text:style-name="P18"/>
      <text:p text:style-name="P51"><text:span text:style-name="T1">Different changes in Model objects can be observed by the ViewModel. It can create synchroni</text:span><text:span text:style-name="T3">z</text:span><text:span text:style-name="T1">ations with the events, updating the data in the View accordingly. As the ViewModel does not contain a reference to the ViewController, it becomes a UI-independent layer. This fact makes testing easier, the Model remaining isolated. </text:span></text:p>
      <text:p text:style-name="P18"/>
      <text:p text:style-name="P57"><text:span text:style-name="T2">Protocols may be used in order to make the ViewModel reusable, so using Protocol Oriented Programming might increase the app’s flexibility. In Swift, a protocol is an interface containing specific methods. For an object to conform to a protocol, it has to implement a set of methods and/or contain a set of default properties. According to Apple: </text:span><text:span text:style-name="T40">“A protocol defines a blueprint of </text:span><text:soft-page-break/><text:span text:style-name="T40">methods, properties, and other requirements that suit a particular task or piece of functionality” [link]. A protocol indicates how an object must act, like a contract, allowing developers to extend certain existing object’s behavior.</text:span></text:p>
      <text:p text:style-name="P65"/>
      <text:p text:style-name="P57"><text:span text:style-name="T44">At the UI level, every screen, or in some cases, parts of the screen will be represented by a View Controller, acting as a medium between the user and the application itself. Each View Controller contains a main View, having the role of containing other views in a view hierarchy, therefore, also called the container View. Apart from the View, the View Controller contains a reference to its corresponding ViewModel, in which the data will be formatted accordingly to be displayed on the screen. </text:span></text:p>
      <text:p text:style-name="P61"/>
      <text:p text:style-name="P57"><text:span text:style-name="T42">But the data to be formatted must come from somewhere, therefore, this is a job to be done by the Manager entity. The Manager will handle the corresponding network requests and get JSON data as a response. Deseriali</text:span><text:span text:style-name="T43">z</text:span><text:span text:style-name="T42">ing JSON responses is also the Manager’s role, before forwarding data to the ViewModel. A reference to the Manager will be held by the ViewModel, so that it can be notified when the request was finished and check if there is any data to be formatted. At the lowest level, a Model entity is needed so that the Manager can deseriali</text:span><text:span text:style-name="T43">z</text:span><text:span text:style-name="T42">e the JSON data from the response.</text:span></text:p>
      <text:p text:style-name="P65"/>
      <text:p text:style-name="P52"><text:span text:style-name="T5">4.2.</text:span><text:span text:style-name="T6">2. Delegate Pattern</text:span></text:p>
      <text:p text:style-name="P33">4.2.3. Reverse Geolocation</text:p>
      <text:p text:style-name="P33">4.2.4. Closures</text:p>
      <text:p text:style-name="P26"/>
      <text:p text:style-name="P26"/>
      <text:p text:style-name="P26"/>
      <text:p text:style-name="P26"/>
      <text:p text:style-name="P26"/>
      <text:p text:style-name="P26"/>
      <text:p text:style-name="P38"/>
      <text:p text:style-name="P38"/>
      <text:p text:style-name="P38"/>
      <text:p text:style-name="P38"><text:soft-page-break/></text:p>
      <text:p text:style-name="P38"/>
      <text:p text:style-name="P38"/>
      <text:p text:style-name="P38"/>
      <text:p text:style-name="P53"><text:span text:style-name="T6"/></text:p>
      <text:p text:style-name="P53"><text:span text:style-name="T6"/></text:p>
      <text:p text:style-name="P53"><text:span text:style-name="T6">5. </text:span><text:span text:style-name="T4">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362in" style:type="center"/>
          <style:tab-stop style:position="6.67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7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8102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center"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1:53:33.501666772</meta:creation-date>
    <dc:date>2019-05-08T23:00:35.281875011</dc:date>
    <meta:editing-duration>PT14H37M2S</meta:editing-duration>
    <meta:editing-cycles>21</meta:editing-cycles>
    <meta:generator>LibreOffice/6.2.2.2$MacOSX_X86_64 LibreOffice_project/2b840030fec2aae0fd2658d8d4f9548af4e3518d</meta:generator>
    <meta:document-statistic meta:table-count="0" meta:image-count="0" meta:object-count="0" meta:page-count="18" meta:paragraph-count="147" meta:word-count="4408" meta:character-count="27584" meta:non-whitespace-character-count="23252"/>
  </office:meta>
</office:document-meta>
</file>